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1a51" officeooo:paragraph-rsid="00121a51"/>
    </style:style>
    <style:style style:name="P2" style:family="paragraph" style:parent-style-name="Standard">
      <style:text-properties officeooo:rsid="00121a51" officeooo:paragraph-rsid="0013721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1a51" officeooo:paragraph-rsid="00121a5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rr Faure fragt Frau Canova :</text:p>
      <text:p text:style-name="P3">« Wer hebt seine(ihre) Hand während des Deutschunterrichts zu sprechen ? »</text:p>
      <text:p text:style-name="P1"/>
      <text:p text:style-name="P1">BECOULET <text:s text:c="3"/>Franck</text:p>
      <text:p text:style-name="P1">BRESLER Jules</text:p>
      <text:p text:style-name="P1">CREVISY Léo</text:p>
      <text:p text:style-name="P1">DIRAND <text:s/>Lucas</text:p>
      <text:p text:style-name="P1">FONTAINE <text:s text:c="3"/>Axel</text:p>
      <text:p text:style-name="P1">GALTAT <text:s/>Théo</text:p>
      <text:p text:style-name="P1">GIRAULT Victor</text:p>
      <text:p text:style-name="P1">GOBERT <text:s/>Antoine</text:p>
      <text:p text:style-name="P1">LEGROS <text:s/>Nathan</text:p>
      <text:p text:style-name="P1">MARIET <text:s/>Lisa</text:p>
      <text:p text:style-name="P1">POLYCARPE <text:s text:c="2"/>Alexandre</text:p>
      <text:p text:style-name="P1">POLYCARPE <text:s text:c="2"/>Antoine</text:p>
      <text:p text:style-name="P1">POUGET <text:s/>Benjamin</text:p>
      <text:p text:style-name="P1">QUENTIN Doriane</text:p>
      <text:p text:style-name="P1">ROSE <text:s text:c="3"/>Mathys</text:p>
      <text:p text:style-name="P1">STEVENS Joy</text:p>
      <text:p text:style-name="P1">THOUVENOT <text:s text:c="2"/>Alanisse</text:p>
      <text:p text:style-name="P1">VEUILLIER <text:s text:c="2"/>Nathanaël</text:p>
      <text:p text:style-name="P1"/>
      <text:p text:style-name="P1"/>
      <text:p text:style-name="P1"/>
      <text:p text:style-name="P2">BECOULET <text:s text:c="3"/>Franck</text:p>
      <text:p text:style-name="P2">BRESLER Jules</text:p>
      <text:p text:style-name="P2">CREVISY Léo</text:p>
      <text:p text:style-name="P2">DIRAND <text:s/>Lucas</text:p>
      <text:p text:style-name="P2">FONTAINE <text:s text:c="3"/>Axel</text:p>
      <text:p text:style-name="P2">GALTAT <text:s/>Théo</text:p>
      <text:p text:style-name="P2">GIRAULT Victor</text:p>
      <text:p text:style-name="P2">GOBERT <text:s/>Antoine</text:p>
      <text:p text:style-name="P2">LEGROS <text:s/>Nathan</text:p>
      <text:p text:style-name="P2">MARIET <text:s/>Lisa</text:p>
      <text:p text:style-name="P2">POLYCARPE <text:s text:c="2"/>Alexandre</text:p>
      <text:p text:style-name="P2">POLYCARPE <text:s text:c="2"/>Antoine</text:p>
      <text:p text:style-name="P2">POUGET <text:s/>Benjamin</text:p>
      <text:p text:style-name="P2">QUENTIN Doriane</text:p>
      <text:p text:style-name="P2">ROSE <text:s text:c="3"/>Mathys</text:p>
      <text:p text:style-name="P2">STEVENS Joy</text:p>
      <text:p text:style-name="P2">THOUVENOT <text:s text:c="2"/>Alanisse</text:p>
      <text:p text:style-name="P2">VEUILLIER <text:s text:c="2"/>Nathanaël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07:52:59.776128079</meta:creation-date>
    <dc:date>2020-10-09T07:58:26.594501448</dc:date>
    <meta:editing-duration>PT23H55M16S</meta:editing-duration>
    <meta:editing-cycles>1</meta:editing-cycles>
    <meta:document-statistic meta:table-count="0" meta:image-count="0" meta:object-count="0" meta:page-count="1" meta:paragraph-count="38" meta:word-count="90" meta:character-count="654" meta:non-whitespace-character-count="556"/>
    <meta:generator>LibreOffice/6.0.7.3$Linux_X86_64 LibreOffice_project/00m0$Build-3</meta:generator>
  </office:meta>
</office:document-meta>
</file>